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0fa8e7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276c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0fe783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1015164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15164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380e6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5164" officeooo:paragraph-rsid="01015164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181f9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276c2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380e6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f45b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a8e77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7837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5164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81f9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276c2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80e6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officeooo:rsid="00fb1507" officeooo:paragraph-rsid="00fb1507"/>
    </style:style>
    <style:style style:name="P12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30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3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3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7bbb" style:font-size-asian="10.5pt" style:font-weight-asian="normal" style:font-size-complex="12pt" style:font-weight-complex="normal"/>
    </style:style>
    <style:style style:name="P13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3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3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3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3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4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4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4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4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4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4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4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4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4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4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5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5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5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5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5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5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5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5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5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5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6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6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6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6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6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6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6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6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6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6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7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17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17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7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7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7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7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7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7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7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18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18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18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18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184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8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8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b1507" style:font-size-asian="10.5pt" style:font-weight-asian="normal" style:font-size-complex="12pt" style:font-weight-complex="normal"/>
    </style:style>
    <style:style style:name="P187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f9f45b" officeooo:paragraph-rsid="01005975" style:font-size-asian="10.5pt" style:font-weight-asian="normal" style:font-size-complex="12pt" style:font-weight-complex="normal"/>
    </style:style>
    <style:style style:name="P188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fb1507" officeooo:paragraph-rsid="00fb1507" style:font-size-asian="10.5pt" style:font-weight-asian="normal" style:font-size-complex="12pt" style:font-weight-complex="normal"/>
    </style:style>
    <style:style style:name="P189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05975" officeooo:paragraph-rsid="01005975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181f9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bbb" officeooo:paragraph-rsid="01047bbb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bbb" style:font-size-asian="10.5pt" style:font-weight-asian="bold" style:font-size-complex="12pt" style:font-weight-complex="bold"/>
    </style:style>
    <style:style style:name="P193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94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95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96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97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198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199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200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201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202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203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204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205" style:family="paragraph" style:parent-style-name="Standard" style:list-style-name="L6">
      <style:paragraph-properties fo:text-align="start" style:justify-single-word="false"/>
      <style:text-properties officeooo:paragraph-rsid="00f9f45b"/>
    </style:style>
    <style:style style:name="P206" style:family="paragraph" style:parent-style-name="Standard" style:list-style-name="L6">
      <style:paragraph-properties fo:text-align="start" style:justify-single-word="false"/>
      <style:text-properties officeooo:paragraph-rsid="01005975"/>
    </style:style>
    <style:style style:name="P207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208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209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0% 100%" officeooo:rsid="00f00e38"/>
    </style:style>
    <style:style style:name="T43" style:family="text">
      <style:text-properties style:text-position="0% 100%" officeooo:rsid="00d4e92b"/>
    </style:style>
    <style:style style:name="T44" style:family="text">
      <style:text-properties officeooo:rsid="00f33a54"/>
    </style:style>
    <style:style style:name="T45" style:family="text">
      <style:text-properties officeooo:rsid="00f3f75e"/>
    </style:style>
    <style:style style:name="T46" style:family="text">
      <style:text-properties officeooo:rsid="00f6ce45"/>
    </style:style>
    <style:style style:name="T47" style:family="text">
      <style:text-properties officeooo:rsid="00f6d57c"/>
    </style:style>
    <style:style style:name="T48" style:family="text">
      <style:text-properties officeooo:rsid="00f759be"/>
    </style:style>
    <style:style style:name="T49" style:family="text">
      <style:text-properties officeooo:rsid="00f75fb0"/>
    </style:style>
    <style:style style:name="T50" style:family="text">
      <style:text-properties officeooo:rsid="00f7df98"/>
    </style:style>
    <style:style style:name="T51" style:family="text">
      <style:text-properties officeooo:rsid="00f84eaa"/>
    </style:style>
    <style:style style:name="T52" style:family="text">
      <style:text-properties officeooo:rsid="00f9a641"/>
    </style:style>
    <style:style style:name="T53" style:family="text">
      <style:text-properties officeooo:rsid="00f9f45b"/>
    </style:style>
    <style:style style:name="T54" style:family="text">
      <style:text-properties officeooo:rsid="00fa8e77"/>
    </style:style>
    <style:style style:name="T55" style:family="text">
      <style:text-properties officeooo:rsid="00fe7837"/>
    </style:style>
    <style:style style:name="T56" style:family="text">
      <style:text-properties officeooo:rsid="01005975"/>
    </style:style>
    <style:style style:name="T57" style:family="text">
      <style:text-properties officeooo:rsid="01015164"/>
    </style:style>
    <style:style style:name="T58" style:family="text">
      <style:text-properties officeooo:rsid="010181f9"/>
    </style:style>
    <style:style style:name="T59" style:family="text">
      <style:text-properties officeooo:rsid="010276c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6152921408747776129" text:style-name="L1">
        <text:list-item>
          <text:p text:style-name="P130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31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32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8580034191876410389" text:style-name="L2">
        <text:list-item>
          <text:p text:style-name="P13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35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359980867104771552" text:style-name="L3">
        <text:list-item>
          <text:p text:style-name="P13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36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9184064716180387024" text:style-name="L4">
        <text:list-item>
          <text:p text:style-name="P137">Publicat codi d'accès al Classroom.</text:p>
        </text:list-item>
        <text:list-item>
          <text:p text:style-name="P150">Treball autònom tasca 1.</text:p>
        </text:list-item>
        <text:list-item>
          <text:p text:style-name="P13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34948156355091" text:continue-numbering="true" text:style-name="L4">
        <text:list-item>
          <text:p text:style-name="P13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34946459724996" text:continue-numbering="true" text:style-name="L4">
        <text:list-item>
          <text:p text:style-name="P13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25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34947605689456" text:continue-numbering="true" text:style-name="L4">
        <text:list-item>
          <text:p text:style-name="P140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40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51">Comentem apartat 1.1 Temperatura y calor.</text:p>
        </text:list-item>
      </text:list>
      <text:p text:style-name="P60"/>
      <text:p text:style-name="P90">Di<text:span text:style-name="T12">vendres 10</text:span>/<text:span text:style-name="T7">10</text:span>/2<text:span text:style-name="T5">5</text:span></text:p>
      <text:p text:style-name="P90"/>
      <text:list xml:id="list134947754221026" text:continue-numbering="true" text:style-name="L4">
        <text:list-item>
          <text:p text:style-name="P14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57">Comentem apartat 1.2 Presión.</text:p>
        </text:list-item>
        <text:list-item>
          <text:p text:style-name="P157">Comentem apartat 1.2 Presión.</text:p>
        </text:list-item>
        <text:list-item>
          <text:p text:style-name="P157">Comentem els exercicis 1.3 Ejercicios temperatura y presión.</text:p>
        </text:list-item>
        <text:list-item>
          <text:p text:style-name="P157">Comentem apartat 1.4 Enegía y potencia</text:p>
        </text:list-item>
        <text:list-item>
          <text:p text:style-name="P158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91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91">Di<text:span text:style-name="T15">jous</text:span><text:tab/><text:tab/><text:span text:style-name="T15">16</text:span>/<text:span text:style-name="T7">10</text:span>/2<text:span text:style-name="T5">5</text:span></text:p>
      <text:list xml:id="list134948148045048" text:continue-numbering="true" text:style-name="L4">
        <text:list-item>
          <text:p text:style-name="P14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59">Comentem apartat 1.<text:span text:style-name="T15">5 Ejercicios energía y potencia</text:span>.</text:p>
        </text:list-item>
        <text:list-item>
          <text:p text:style-name="P159">Comentem apartat 1.<text:span text:style-name="T15">6.1 Calor específico</text:span></text:p>
        </text:list-item>
        <text:list-item>
          <text:p text:style-name="P159">Comentem apartat 1.<text:span text:style-name="T15">6.2 Calor sensible y latente</text:span></text:p>
        </text:list-item>
      </text:list>
      <text:p text:style-name="P62"/>
      <text:p text:style-name="P122">Divendres<text:tab/>17/10/25</text:p>
      <text:list xml:id="list134947226016297" text:continue-numbering="true" text:style-name="L4">
        <text:list-item>
          <text:p text:style-name="P14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0">Comentem apartat 1.6.3 Transmisión del calor</text:p>
        </text:list-item>
        <text:list-item>
          <text:p text:style-name="P160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26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34946478613120" text:continue-numbering="true" text:style-name="L4">
        <text:list-item>
          <text:p text:style-name="P14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1">Comentem <text:span text:style-name="T17">exercicis 1.7-1 a 3</text:span></text:p>
        </text:list-item>
        <text:list-item>
          <text:p text:style-name="P162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34947077519460" text:continue-numbering="true" text:style-name="L4">
        <text:list-item>
          <text:p text:style-name="P14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3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92">Di<text:span text:style-name="T19">jous</text:span><text:tab/><text:tab/><text:span text:style-name="T19">30</text:span>/<text:span text:style-name="T9">10</text:span>/2<text:span text:style-name="T5">5</text:span></text:p>
      <text:p text:style-name="P92"/>
      <text:list xml:id="list134948449738260" text:continue-numbering="true" text:style-name="L4">
        <text:list-item>
          <text:p text:style-name="P14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52">Comencem a comentar l'apartat 1.8.4 Diagrama de Mollier (diagrama p h)</text:p>
        </text:list-item>
      </text:list>
      <text:p text:style-name="P32"/>
      <text:p text:style-name="P32"/>
      <text:p text:style-name="P92">Di<text:span text:style-name="T19">vendres</text:span><text:tab/><text:span text:style-name="T19">31</text:span>/<text:span text:style-name="T9">10</text:span>/2<text:span text:style-name="T5">5</text:span></text:p>
      <text:p text:style-name="P92"/>
      <text:p text:style-name="P65">Festiu triat pel centre.</text:p>
      <text:p text:style-name="P65"/>
      <text:p text:style-name="P65"/>
      <text:p text:style-name="P93">Di<text:span text:style-name="T3">marts</text:span><text:tab/><text:span text:style-name="T20">04</text:span>/<text:span text:style-name="T9">11</text:span>/2<text:span text:style-name="T5">5</text:span></text:p>
      <text:p text:style-name="P93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94">Di<text:span text:style-name="T3">mecres</text:span><text:tab/><text:span text:style-name="T20">05</text:span>/<text:span text:style-name="T9">11</text:span>/2<text:span text:style-name="T5">5</text:span></text:p>
      <text:p text:style-name="P94"/>
      <text:list xml:id="list134947259828447" text:continue-numbering="true" text:style-name="L4">
        <text:list-item>
          <text:p text:style-name="P14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53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95"/>
      <text:p text:style-name="P127">Di<text:span text:style-name="T22">jous</text:span><text:tab/><text:tab/><text:span text:style-name="T20">06</text:span>/<text:span text:style-name="T9">11</text:span>/2<text:span text:style-name="T5">5</text:span></text:p>
      <text:p text:style-name="P95"/>
      <text:list xml:id="list134948576884411" text:continue-numbering="true" text:style-name="L4">
        <text:list-item>
          <text:p text:style-name="P14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54">Co<text:span text:style-name="T22">mentem exercici 1.9-5</text:span></text:p>
        </text:list-item>
      </text:list>
      <text:p text:style-name="P96"/>
      <text:p text:style-name="P96"/>
      <text:p text:style-name="P96">Di<text:span text:style-name="T23">vendres</text:span><text:tab/><text:span text:style-name="T20">07</text:span>/<text:span text:style-name="T9">11</text:span>/2<text:span text:style-name="T5">5</text:span></text:p>
      <text:p text:style-name="P96"/>
      <text:list xml:id="list134947321726988" text:continue-numbering="true" text:style-name="L4">
        <text:list-item>
          <text:p text:style-name="P149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55">C<text:span text:style-name="T23">omentem apartat 1.1.1 Coeficiente de funcionamiento COP y EER</text:span></text:p>
        </text:list-item>
        <text:list-item>
          <text:p text:style-name="P155">C<text:span text:style-name="T23">omentem apartat 1.1.2 Componenentes d ela instalación drigorífica por compresión</text:span></text:p>
        </text:list-item>
      </text:list>
      <text:p text:style-name="P66"/>
      <text:p text:style-name="P97"/>
      <text:p text:style-name="P97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5348320000534154689" text:style-name="L5">
        <text:list-item>
          <text:p text:style-name="P193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07"><text:span text:style-name="T26">C</text:span><text:span text:style-name="T25">omentem 1.1.3 Ciclo frigorífico en el diagrama p h</text:span></text:p>
        </text:list-item>
        <text:list-item>
          <text:p text:style-name="P207"><text:span text:style-name="T26">C</text:span><text:span text:style-name="T25">omentem 1.1.4 Caudal másico</text:span></text:p>
        </text:list-item>
        <text:list-item>
          <text:p text:style-name="P207"><text:span text:style-name="T26">C</text:span><text:span text:style-name="T25">omentem 1.1.5 Relación de compresión</text:span></text:p>
        </text:list-item>
        <text:list-item>
          <text:p text:style-name="P164">Comentem exercici 1.2-1</text:p>
        </text:list-item>
      </text:list>
      <text:p text:style-name="P51"/>
      <text:p text:style-name="P51"/>
      <text:p text:style-name="P98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134948372243043" text:continue-numbering="true" text:style-name="L5">
        <text:list-item>
          <text:p text:style-name="P172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99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134947274528836" text:continue-numbering="true" text:style-name="L5">
        <text:list-item>
          <text:p text:style-name="P19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65">Comentem exercici 1.2-<text:span text:style-name="T32">2</text:span></text:p>
        </text:list-item>
      </text:list>
      <text:p text:style-name="P52"/>
      <text:p text:style-name="P100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134948212245679" text:continue-numbering="true" text:style-name="L5">
        <text:list-item>
          <text:p text:style-name="P195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66">Comentem exercici 1.2-<text:span text:style-name="T32">2 i 3</text:span></text:p>
        </text:list-item>
      </text:list>
      <text:p text:style-name="P53"/>
      <text:p text:style-name="P101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34948607389957" text:continue-numbering="true" text:style-name="L5">
        <text:list-item>
          <text:p text:style-name="P196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08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102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134947627469406" text:continue-numbering="true" text:style-name="L5">
        <text:list-item>
          <text:p text:style-name="P173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103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134948448107486" text:continue-numbering="true" text:style-name="L5">
        <text:list-item>
          <text:p text:style-name="P197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209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28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134948493453216" text:continue-numbering="true" text:style-name="L5">
        <text:list-item>
          <text:p text:style-name="P198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67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167"><text:span text:style-name="T11">C</text:span>omentem <text:span text:style-name="T35">apartat 1.4 Puntos de medición de temperatura y presión.</text:span></text:p>
        </text:list-item>
        <text:list-item>
          <text:p text:style-name="P167"><text:span text:style-name="T11">C</text:span>omentem <text:span text:style-name="T35">apartat 1.5 Símbolos según UNE EN 1861.</text:span></text:p>
        </text:list-item>
        <text:list-item>
          <text:p text:style-name="P177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104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104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105">Di<text:span text:style-name="T37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29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134946854173840" text:continue-numbering="true" text:style-name="L5">
        <text:list-item>
          <text:p text:style-name="P199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68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174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106">Di<text:span text:style-name="T3">mecres</text:span><text:tab/><text:span text:style-name="T38">03</text:span>/<text:span text:style-name="T9">12</text:span>/2<text:span text:style-name="T5">5</text:span></text:p>
      <text:p text:style-name="P106"/>
      <text:list xml:id="list134947973031744" text:continue-numbering="true" text:style-name="L5">
        <text:list-item>
          <text:p text:style-name="P175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107">Di<text:span text:style-name="T40">jous<text:tab/></text:span><text:tab/><text:span text:style-name="T38">04</text:span>/<text:span text:style-name="T9">12</text:span>/2<text:span text:style-name="T5">5</text:span></text:p>
      <text:list xml:id="list134947046955500" text:continue-numbering="true" text:style-name="L5">
        <text:list-item>
          <text:p text:style-name="P200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69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107"/>
      <text:p text:style-name="P107">Di<text:span text:style-name="T40">vendres</text:span><text:tab/><text:span text:style-name="T38">05</text:span>/<text:span text:style-name="T9">12</text:span>/2<text:span text:style-name="T5">5</text:span></text:p>
      <text:p text:style-name="P107"/>
      <text:list xml:id="list134947705295377" text:continue-numbering="true" text:style-name="L5">
        <text:list-item>
          <text:p text:style-name="P200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69"><text:span text:style-name="T11">C</text:span>omentem <text:span text:style-name="T35">apartat 2.1.1.1 Compressors hermètics</text:span></text:p>
        </text:list-item>
        <text:list-item>
          <text:p text:style-name="P178">Comentem exemple 2.1.1.1-1</text:p>
        </text:list-item>
      </text:list>
      <text:p text:style-name="P71"/>
      <text:p text:style-name="P108">Di<text:span text:style-name="T3">marts</text:span><text:tab/><text:span text:style-name="T38">09</text:span>/<text:span text:style-name="T9">12</text:span>/2<text:span text:style-name="T5">5</text:span></text:p>
      <text:p text:style-name="P108"/>
      <text:list xml:id="list134947794090096" text:continue-numbering="true" text:style-name="L5">
        <text:list-item>
          <text:p text:style-name="P176"><text:span text:style-name="T11">Baixem al taller, feim buit al simulador de fred. Omplim el simulador amb R600</text:span><text:span text:style-name="T43">a</text:span><text:span text:style-name="T11"> i cerquem fuites. Tronam a fer buit i omplim el simulador amb 2,5 kg de R134</text:span><text:span text:style-name="T41"> </text:span><text:span text:style-name="T42">a</text:span><text:span text:style-name="T11">.</text:span></text:p>
        </text:list-item>
      </text:list>
      <text:p text:style-name="P58"/>
      <text:p text:style-name="P109">Di<text:span text:style-name="T3">mecres</text:span><text:tab/><text:span text:style-name="T44">10</text:span>/<text:span text:style-name="T9">12</text:span>/2<text:span text:style-name="T5">5</text:span></text:p>
      <text:p text:style-name="P109"/>
      <text:list xml:id="list134948102301550" text:continue-numbering="true" text:style-name="L5">
        <text:list-item>
          <text:p text:style-name="P156">Baixem al taller, posem en marxa el simulador de fred. Observem temperatures i pressions en diversos modes de funcionament (obstruint el condensador, apagant els ventiladors del evaporador).</text:p>
        </text:list-item>
      </text:list>
      <text:p text:style-name="P110"/>
      <text:p text:style-name="P110">Di<text:span text:style-name="T45">jous</text:span><text:tab/><text:tab/><text:span text:style-name="T44">11</text:span>/<text:span text:style-name="T9">12</text:span>/2<text:span text:style-name="T5">5</text:span></text:p>
      <text:p text:style-name="P110"/>
      <text:p text:style-name="P73">Seguim comentant exemple 2.1.1.1-1</text:p>
      <text:p text:style-name="P123"/>
      <text:p text:style-name="P110">Di<text:span text:style-name="T45">vendres</text:span><text:tab/><text:span text:style-name="T44">12</text:span>/<text:span text:style-name="T9">12</text:span>/2<text:span text:style-name="T5">5</text:span></text:p>
      <text:p text:style-name="P110"/>
      <text:p text:style-name="P77">Activitat emp<text:span text:style-name="T46">r</text:span>enedoria.</text:p>
      <text:p text:style-name="P77"/>
      <text:p text:style-name="P111">Di<text:span text:style-name="T3">marts</text:span><text:tab/><text:span text:style-name="T47">16</text:span>/<text:span text:style-name="T9">12</text:span>/2<text:span text:style-name="T5">5</text:span></text:p>
      <text:p text:style-name="P111"/>
      <text:list xml:id="list134948833102189" text:continue-numbering="true" text:style-name="L5">
        <text:list-item>
          <text:p text:style-name="P20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0"><text:span text:style-name="T11">C</text:span>omentem <text:span text:style-name="T47">programa de simulació SOLKANE (pàg. 11 i 12)</text:span></text:p>
        </text:list-item>
      </text:list>
      <text:p text:style-name="P74"/>
      <text:p text:style-name="P111">Di<text:span text:style-name="T3">mecres</text:span><text:tab/><text:span text:style-name="T47">17</text:span>/<text:span text:style-name="T9">12</text:span>/2<text:span text:style-name="T5">5</text:span></text:p>
      <text:p text:style-name="P72"/>
      <text:p text:style-name="P78">Examen de recuperació del segon examen de la primera avaluació (26/11/25).</text:p>
      <text:p text:style-name="P112"><text:soft-page-break/>Di<text:span text:style-name="T3">marts</text:span><text:tab/><text:span text:style-name="T47">18</text:span>/<text:span text:style-name="T9">12</text:span>/2<text:span text:style-name="T5">5</text:span></text:p>
      <text:p text:style-name="P112"/>
      <text:list xml:id="list134948236732281" text:continue-numbering="true" text:style-name="L5">
        <text:list-item>
          <text:p text:style-name="P20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1"><text:span text:style-name="T11">C</text:span>omentem <text:span text:style-name="T48">apartat 2.1.1.2 Compressors semihermètics</text:span></text:p>
        </text:list-item>
        <text:list-item>
          <text:p text:style-name="P171"><text:span text:style-name="T11">C</text:span>omentem <text:span text:style-name="T48">apartat 2.1.1.3 Compressors oberts</text:span></text:p>
        </text:list-item>
        <text:list-item>
          <text:p text:style-name="P171"><text:span text:style-name="T11">C</text:span>omentem <text:span text:style-name="T48">apartat 2.1.2.1 Compressors alternatius de pistó</text:span></text:p>
          <text:p text:style-name="P171"/>
        </text:list-item>
      </text:list>
      <text:p text:style-name="P75"/>
      <text:p text:style-name="P113">Di<text:span text:style-name="T3">mecres</text:span><text:tab/><text:span text:style-name="T49">07</text:span>/<text:span text:style-name="T49">01</text:span>/2<text:span text:style-name="T49">6</text:span></text:p>
      <text:p text:style-name="P113"/>
      <text:list xml:id="list134947385937327" text:continue-numbering="true" text:style-name="L5">
        <text:list-item>
          <text:p text:style-name="P203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9">Repassem apartat 2.1.2.1 <text:span text:style-name="T48"><text:s/>Compressors alternatius de pistó</text:span></text:p>
        </text:list-item>
        <text:list-item>
          <text:p text:style-name="P179">Comentem 2.1.2.1.1 Proceso de compresión en compresores de pistón alternativo</text:p>
        </text:list-item>
        <text:list-item>
          <text:p text:style-name="P179">Comentem 2.1.2.1.2 Número y disposición de los cilindros</text:p>
        </text:list-item>
        <text:list-item>
          <text:p text:style-name="P180">Comentem 2.1.2.1.<text:span text:style-name="T50">3 Transformación del movimiento rotativo en movimiento alternativo</text:span></text:p>
        </text:list-item>
        <text:list-item>
          <text:p text:style-name="P180">Comentem 2.1.2.1.<text:span text:style-name="T50">4 Válvulas de aspiración y descarga</text:span></text:p>
        </text:list-item>
        <text:list-item>
          <text:p text:style-name="P180">Comentem 2.1.2.1.<text:span text:style-name="T50">5 Dispositivos de lubricación</text:span></text:p>
        </text:list-item>
        <text:list-item>
          <text:p text:style-name="P182">Comencem amb l'exe<text:span text:style-name="T51">m</text:span>ple 2.1.2.2-1</text:p>
        </text:list-item>
      </text:list>
      <text:p text:style-name="P76"/>
      <text:p text:style-name="P76"/>
      <text:p text:style-name="P114">Di<text:span text:style-name="T52">jous</text:span><text:tab/><text:tab/><text:span text:style-name="T49">08</text:span>/<text:span text:style-name="T49">01</text:span>/2<text:span text:style-name="T49">6</text:span></text:p>
      <text:p text:style-name="P114"/>
      <text:list xml:id="list134947784010498" text:continue-numbering="true" text:style-name="L5">
        <text:list-item>
          <text:p text:style-name="P204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1">Repassem apartat 2.1.2.1 <text:span text:style-name="T48"><text:s/>Compressors alternatius de pistó</text:span></text:p>
        </text:list-item>
        <text:list-item>
          <text:p text:style-name="P181">Comentem <text:span text:style-name="T50">l'exemple 2.1.2.2-1</text:span></text:p>
        </text:list-item>
        <text:list-item>
          <text:p text:style-name="P183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14"/>
      <text:p text:style-name="P115">Di<text:span text:style-name="T53">vendres</text:span><text:tab/><text:span text:style-name="T49">09</text:span>/<text:span text:style-name="T49">01</text:span>/2<text:span text:style-name="T49">6</text:span></text:p>
      <text:p text:style-name="P115"/>
      <text:list xml:id="list5719882972038683137" text:style-name="L6">
        <text:list-item>
          <text:p text:style-name="P184">Desmuntem compressors de pistons per veure els components interns (plat de vàlvules, pistons, bieles, cigüenyal) i tornem a muntar-los.</text:p>
        </text:list-item>
        <text:list-item>
          <text:p text:style-name="P20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34947380549603" text:continue-list="list134947784010498" text:style-name="L5">
        <text:list-item>
          <text:p text:style-name="P185">Comentem l'exemple <text:span text:style-name="T50">2.1.2.2-</text:span>2</text:p>
        </text:list-item>
        <text:list-item>
          <text:p text:style-name="P185">Baixem al taller per recuperar el refrigerant del simulador.</text:p>
        </text:list-item>
      </text:list>
      <text:p text:style-name="P79"/>
      <text:p text:style-name="P79"/>
      <text:p text:style-name="P116">Di<text:span text:style-name="T54">marts</text:span><text:tab/><text:span text:style-name="T54">13</text:span>/<text:span text:style-name="T49">01</text:span>/2<text:span text:style-name="T49">6</text:span></text:p>
      <text:p text:style-name="P116"/>
      <text:p text:style-name="P80">Baixa per migranya</text:p>
      <text:p text:style-name="P80"/>
      <text:p text:style-name="P80"/>
      <text:p text:style-name="P116">Di<text:span text:style-name="T54">mecres</text:span><text:tab/><text:span text:style-name="T54">14</text:span>/<text:span text:style-name="T49">01</text:span>/2<text:span text:style-name="T49">6</text:span></text:p>
      <text:p text:style-name="P116"/>
      <text:list xml:id="list134947323958716" text:continue-numbering="true" text:style-name="L5">
        <text:list-item>
          <text:p text:style-name="P186">Comentem l'exemple <text:span text:style-name="T50">2.1.2.2-</text:span>2</text:p>
        </text:list-item>
      </text:list>
      <text:p text:style-name="P116"/>
      <text:p text:style-name="P116">Di<text:span text:style-name="T54">jous</text:span><text:tab/><text:tab/><text:span text:style-name="T54">15</text:span>/<text:span text:style-name="T49">01</text:span>/2<text:span text:style-name="T49">6</text:span></text:p>
      <text:p text:style-name="P116"/>
      <text:list xml:id="list594238103735833695" text:style-name="L7">
        <text:list-item>
          <text:p text:style-name="P188">Comentem esquema <text:a xlink:type="simple" xlink:href="https://paulinoposada.github.io/web_fred/web_fred_25_26/GM/documents_gm/ta/ta_03.pdf">tasca 3</text:a></text:p>
        </text:list-item>
        <text:list-item>
          <text:p text:style-name="P188">Comentem exemple 2.1.2.2-2</text:p>
        </text:list-item>
      </text:list>
      <text:p text:style-name="P124"/>
      <text:p text:style-name="P117"><text:soft-page-break/>Di<text:span text:style-name="T55">vendres</text:span><text:tab/><text:tab/><text:span text:style-name="T54">16</text:span>/<text:span text:style-name="T49">01</text:span>/2<text:span text:style-name="T49">6</text:span></text:p>
      <text:p text:style-name="P117"/>
      <text:p text:style-name="P82">No feim classe per emergència sanitària.</text:p>
      <text:p text:style-name="P82"/>
      <text:p text:style-name="P121"/>
      <text:p text:style-name="P121">Di<text:span text:style-name="T54">marts</text:span><text:tab/><text:span text:style-name="T58">20</text:span>/<text:span text:style-name="T49">01</text:span>/2<text:span text:style-name="T49">6</text:span></text:p>
      <text:p text:style-name="P85"/>
      <text:p text:style-name="P89">Festiu (Sant Sebastià)</text:p>
      <text:p text:style-name="P121"/>
      <text:p text:style-name="P121"/>
      <text:p text:style-name="P120">Di<text:span text:style-name="T54">mecres</text:span><text:tab/><text:span text:style-name="T58">21</text:span>/<text:span text:style-name="T49">01</text:span>/2<text:span text:style-name="T49">6</text:span></text:p>
      <text:p text:style-name="P120"/>
      <text:p text:style-name="P88">Baixa al taller el grup <text:span text:style-name="T59">1</text:span>.</text:p>
      <text:p text:style-name="P88"/>
      <text:p text:style-name="P88">Recuperem regfrigerant del simulador i tornem a cargar refrigerant al simulador.</text:p>
      <text:p text:style-name="P81"/>
      <text:p text:style-name="P81"/>
      <text:p text:style-name="P117">Di<text:span text:style-name="T56">jous </text:span><text:tab/><text:tab/><text:span text:style-name="T55">22</text:span>/<text:span text:style-name="T49">01</text:span>/2<text:span text:style-name="T49">6</text:span></text:p>
      <text:p text:style-name="P117"/>
      <text:list xml:id="list134947745150363" text:continue-list="list5719882972038683137" text:style-name="L6">
        <text:list-item>
          <text:p text:style-name="P206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660402942373508274" text:style-name="L8">
        <text:list-item>
          <text:p text:style-name="P187">Comentem <text:span text:style-name="T56">l'apartat 2.1.2.3 <text:s/>Compressor rotatius de pistó rodant i paletes</text:span></text:p>
        </text:list-item>
        <text:list-item>
          <text:p text:style-name="P187">Comentem <text:span text:style-name="T56">l'apartat 2.1.2.3.1 Compressor de pistó rodant</text:span></text:p>
        </text:list-item>
        <text:list-item>
          <text:p text:style-name="P187">Comentem <text:span text:style-name="T56">l'apartat 2.1.2.3.2 Compressor de paletes</text:span></text:p>
        </text:list-item>
        <text:list-item>
          <text:p text:style-name="P189">Començem a comentar l'apartat <text:s/>2.1.2.3.3 Compressor de tornillo</text:p>
        </text:list-item>
      </text:list>
      <text:p text:style-name="P82"/>
      <text:p text:style-name="P83"/>
      <text:p text:style-name="P118">Di<text:span text:style-name="T57">vendres </text:span><text:tab/><text:tab/><text:span text:style-name="T55">23</text:span>/<text:span text:style-name="T49">01</text:span>/2<text:span text:style-name="T49">6</text:span></text:p>
      <text:p text:style-name="P84"/>
      <text:p text:style-name="P86">Comentem dubtes relatius a l'examen del dimecres.</text:p>
      <text:p text:style-name="P86"/>
      <text:p text:style-name="P86"/>
      <text:p text:style-name="P119">Di<text:span text:style-name="T54">marts</text:span><text:tab/><text:span text:style-name="T58">27</text:span>/<text:span text:style-name="T49">01</text:span>/2<text:span text:style-name="T49">6</text:span></text:p>
      <text:p text:style-name="P119"/>
      <text:p text:style-name="P87">Baixa al taller el grup 2.</text:p>
      <text:p text:style-name="P87"/>
      <text:p text:style-name="P87">Recuperem regfrigerant del simulador i tornem a cargar refrigerant al simulador.</text:p>
      <text:p text:style-name="P190"/>
      <text:p text:style-name="P190"/>
      <text:p text:style-name="P192">Di<text:span text:style-name="T54">mecres</text:span><text:tab/><text:span text:style-name="T58">28</text:span>/<text:span text:style-name="T49">01</text:span>/2<text:span text:style-name="T49">6</text:span></text:p>
      <text:p text:style-name="P134"/>
      <text:p text:style-name="P191">Feim el primer examen de la segona avaluació.</text:p>
      <text:p text:style-name="P1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28T13:49:45.958946239</dc:date>
    <meta:editing-duration>PT2H56M32S</meta:editing-duration>
    <meta:editing-cycles>258</meta:editing-cycles>
    <meta:document-statistic meta:table-count="0" meta:image-count="0" meta:object-count="1" meta:page-count="8" meta:paragraph-count="201" meta:word-count="1214" meta:character-count="7928" meta:non-whitespace-character-count="6982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